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053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4.927cm"/>
    </style:style>
    <style:style style:name="co8" style:family="table-column">
      <style:table-column-properties fo:break-before="auto" style:column-width="4.6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nder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2">
          <table:table-cell office:value-type="string" calcext:value-type="string">
            <text:p>W wątku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świetlenie (na razie vertexow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nderowanie entiti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Renderowanie lv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ybox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iezależne transformacje mode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optymalne (glPush ?) albo dodawać wartości do vertexów</text:p>
          </table:table-cell>
        </table:table-row>
      </table:table>
      <table:table table:name="IO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ątek klawiszy i mysz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bsługa we-w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finiowanie klawiszy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evele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czytywanie obiektów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Wczytywanie geometr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werter md2 na lv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lowanie md2 w x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ługa typów entitie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ogika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Entit obiektu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ntities oświetleni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bryka tekst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bryka mode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o jakoś inaczej – scalenie</text:p>
          </table:table-cell>
        </table:table-row>
      </table:table>
      <table:table table:name="Inne" table:style-name="ta1"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Integracja z pythone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Konwersja z m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opcj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7:46:36.338000000</meta:creation-date>
    <meta:generator>LibreOffice/4.1.2.3$Windows_x86 LibreOffice_project/40b2d7fde7e8d2d7bc5a449dc65df4d08a7dd38</meta:generator>
    <dc:date>2014-08-05T21:27:24.800000000</dc:date>
    <meta:editing-duration>PT3H33M36S</meta:editing-duration>
    <meta:editing-cycles>4</meta:editing-cycles>
    <meta:document-statistic meta:table-count="5" meta:cell-count="53" meta:object-count="0"/>
  </office:meta>
</office:document-meta>
</file>